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2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ROBLES ESPINOZA, JAVIER JULIA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TA AN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ROBLES ESPINOZA, JAVIER JULIA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GENETICA AVICOL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>23/07/2021</text:p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18:46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